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mata" svg:font-family="Armata, sans-serif"/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style:text-properties fo:font-variant="normal" fo:text-transform="none" fo:color="#444444" style:font-name="Linux Biolinum G" fo:font-size="9.75pt" fo:letter-spacing="normal" fo:font-style="normal" fo:font-weight="normal" officeooo:rsid="000b695c" officeooo:paragraph-rsid="000b695c"/>
    </style:style>
    <style:style style:name="P2" style:family="paragraph" style:parent-style-name="Text_20_body" style:list-style-name="L2">
      <style:paragraph-properties fo:margin-top="0cm" fo:margin-bottom="0.265cm" loext:contextual-spacing="false" fo:text-align="justify" style:justify-single-word="false" fo:orphans="2" fo:widows="2" fo:padding="0cm" fo:border="none"/>
      <style:text-properties fo:font-variant="normal" fo:text-transform="none" fo:color="#444444" style:font-name="Linux Biolinum G" fo:font-size="9.75pt" fo:letter-spacing="normal" fo:font-style="normal" fo:font-weight="normal"/>
    </style:style>
    <style:style style:name="P3" style:family="paragraph" style:parent-style-name="Standard">
      <style:text-properties style:font-name="Linux Biolinum G" officeooo:rsid="000b695c" officeooo:paragraph-rsid="000b695c"/>
    </style:style>
    <style:style style:name="P4" style:family="paragraph" style:parent-style-name="Standard">
      <style:text-properties style:font-name="Linux Biolinum G" officeooo:rsid="000e5a1d" officeooo:paragraph-rsid="000e5a1d"/>
    </style:style>
    <style:style style:name="P5" style:family="paragraph" style:parent-style-name="Standard">
      <style:text-properties style:font-name="Linux Biolinum G" officeooo:rsid="000ebd0b" officeooo:paragraph-rsid="000ebd0b"/>
    </style:style>
    <style:style style:name="P6" style:family="paragraph" style:parent-style-name="Standard">
      <style:text-properties style:font-name="Linux Biolinum G" officeooo:rsid="000f0bbd" officeooo:paragraph-rsid="000f0bbd"/>
    </style:style>
    <style:style style:name="P7" style:family="paragraph" style:parent-style-name="Standard">
      <style:text-properties style:font-name="Linux Biolinum G" fo:font-weight="bold" officeooo:rsid="000ebd0b" officeooo:paragraph-rsid="000ebd0b" style:font-weight-asian="bold" style:font-weight-complex="bold"/>
    </style:style>
    <style:style style:name="P8" style:family="paragraph" style:parent-style-name="Standard">
      <style:text-properties style:font-name="Linux Biolinum G" fo:font-weight="bold" officeooo:rsid="000e5a1d" officeooo:paragraph-rsid="000e5a1d" style:font-weight-asian="bold" style:font-weight-complex="bold"/>
    </style:style>
    <style:style style:name="P9" style:family="paragraph" style:parent-style-name="Standard">
      <style:text-properties style:font-name="Linux Biolinum G" fo:font-weight="bold" officeooo:rsid="000b695c" officeooo:paragraph-rsid="000b695c" style:font-weight-asian="bold" style:font-weight-complex="bold"/>
    </style:style>
    <style:style style:name="P10" style:family="paragraph" style:parent-style-name="Standard">
      <style:text-properties style:font-name="Linux Biolinum G" fo:font-weight="bold" officeooo:rsid="00154a11" officeooo:paragraph-rsid="00154a11" style:font-weight-asian="bold" style:font-weight-complex="bold"/>
    </style:style>
    <style:style style:name="T1" style:family="text">
      <style:text-properties officeooo:rsid="000f0b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0963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pany Name: </text:p>
      <text:p text:style-name="P3"/>
      <text:p text:style-name="P3"/>
      <text:p text:style-name="P9">Company Activities:</text:p>
      <text:p text:style-name="P3"/>
      <text:p text:style-name="P3"/>
      <text:p text:style-name="P9">Competitors (Links): </text:p>
      <text:p text:style-name="P3"/>
      <text:p text:style-name="P3"/>
      <text:p text:style-name="P3"/>
      <text:p text:style-name="P9">Current Website<text:span text:style-name="T1">s</text:span>(Web address):</text:p>
      <text:p text:style-name="P3"/>
      <text:p text:style-name="P3"/>
      <text:p text:style-name="P3"/>
      <text:p text:style-name="P3"/>
      <text:p text:style-name="P3">Redesign or completely new website?:</text:p>
      <text:p text:style-name="P3"/>
      <text:p text:style-name="P3"/>
      <text:p text:style-name="P3"/>
      <text:p text:style-name="P3">What are you expecting from this website?:</text:p>
      <text:p text:style-name="P4">(any links to websites seen?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Type of Website:</text:p>
      <text:p text:style-name="P4"/>
      <text:p text:style-name="P3"/>
      <text:list xml:id="list812706300785444394" text:style-name="L2">
        <text:list-item>
          <text:p text:style-name="P1">Personal Page</text:p>
        </text:list-item>
        <text:list-item>
          <text:p text:style-name="P2">Online shop (E-commerce Websites)</text:p>
        </text:list-item>
        <text:list-item>
          <text:p text:style-name="P2">Web application</text:p>
        </text:list-item>
        <text:list-item>
          <text:p text:style-name="P2">Social network</text:p>
        </text:list-item>
        <text:list-item>
          <text:p text:style-name="P2">Portfolio</text:p>
        </text:list-item>
        <text:list-item>
          <text:p text:style-name="P2">Blog</text:p>
        </text:list-item>
        <text:list-item>
          <text:p text:style-name="P2">Website with specific functionalities</text:p>
        </text:list-item>
      </text:list>
      <text:p text:style-name="P3"/>
      <text:p text:style-name="P3"/>
      <text:p text:style-name="P3"/>
      <text:p text:style-name="P8">Website Structure:</text:p>
      <text:p text:style-name="P4"/>
      <text:p text:style-name="P4">Number of pages?</text:p>
      <text:p text:style-name="P4"/>
      <text:p text:style-name="P4">Sitema<text:span text:style-name="T3">p/CEO?</text:span></text:p>
      <text:p text:style-name="P4"/>
      <text:p text:style-name="P4"><text:soft-page-break/>Types of different pages?</text:p>
      <text:p text:style-name="P6">(home, about us, gallery, contact page)</text:p>
      <text:p text:style-name="P4"/>
      <text:p text:style-name="P4"/>
      <text:p text:style-name="P4"/>
      <text:p text:style-name="P7">Content of site: </text:p>
      <text:p text:style-name="P5"/>
      <text:p text:style-name="P5">CMS Needed?</text:p>
      <text:p text:style-name="P5"/>
      <text:p text:style-name="P5">How often do you plan changes on website? </text:p>
      <text:p text:style-name="P4"/>
      <text:p text:style-name="P4"/>
      <text:p text:style-name="P7">Functionalities: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Hosting:</text:p>
      <text:p text:style-name="P4"/>
      <text:p text:style-name="P4"/>
      <text:p text:style-name="P4"/>
      <text:p text:style-name="P4"/>
      <text:p text:style-name="P7">Budget:</text:p>
      <text:p text:style-name="P7"/>
      <text:p text:style-name="P7"/>
      <text:p text:style-name="P5"/>
      <text:p text:style-name="P5"/>
      <text:p text:style-name="P7">Deadline: </text:p>
      <text:p text:style-name="P5"/>
      <text:p text:style-name="P5"/>
      <text:p text:style-name="P5"/>
      <text:p text:style-name="P5"/>
      <text:p text:style-name="P5"/>
      <text:p text:style-name="P7">Exclusions: 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mata" svg:font-family="Armata, sans-serif"/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9:58:36.295000000</meta:creation-date>
    <dc:date>2018-07-11T20:36:20.199000000</dc:date>
    <meta:editing-duration>PT22M29S</meta:editing-duration>
    <meta:editing-cycles>9</meta:editing-cycles>
    <meta:generator>LibreOffice/5.0.4.2$Windows_x86 LibreOffice_project/2b9802c1994aa0b7dc6079e128979269cf95bc78</meta:generator>
    <meta:document-statistic meta:table-count="0" meta:image-count="0" meta:object-count="0" meta:page-count="2" meta:paragraph-count="28" meta:word-count="86" meta:character-count="572" meta:non-whitespace-character-count="515"/>
  </office:meta>
</office:document-meta>
</file>